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218166111813513" calcext:value-type="float">
            <text:p>0.00218166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43676414875558" calcext:value-type="float">
            <text:p>0.4436764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21:58.812078881</meta:creation-date>
    <dc:date>2018-03-20T16:23:28.302130695</dc:date>
    <meta:editing-duration>PT1M29S</meta:editing-duration>
    <meta:editing-cycles>1</meta:editing-cycles>
    <meta:document-statistic meta:table-count="1" meta:cell-count="512" meta:object-count="0"/>
    <meta:generator>LibreOffice/5.1.6.2$Linux_X86_64 LibreOffice_project/10m0$Build-2</meta:generator>
  </office:meta>
</office:document-meta>
</file>